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officeooo:rsid="0005081d" officeooo:paragraph-rsid="0005081d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officeooo:rsid="0005081d" officeooo:paragraph-rsid="0005081d" style:font-size-asian="12.25pt" style:font-size-complex="14pt"/>
    </style:style>
    <style:style style:name="P3" style:family="paragraph" style:parent-style-name="Standard">
      <style:text-properties style:font-name="Arial" fo:font-size="12pt" officeooo:rsid="0006d48a" officeooo:paragraph-rsid="0006d48a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UNIÃO 2 – ENSINO SUPERIOR </text:p>
      <text:p text:style-name="P1"/>
      <text:p text:style-name="P3">MOCKUP – Modelo para apresentação, não precisa ser programado, sendo apenas um tipo de interface sem interação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9:19:47.512000000</meta:creation-date>
    <dc:date>2019-04-24T19:44:10.679000000</dc:date>
    <meta:editing-duration>PT14M13S</meta:editing-duration>
    <meta:editing-cycles>1</meta:editing-cycles>
    <meta:generator>LibreOffice/6.2.2.2$Windows_X86_64 LibreOffice_project/2b840030fec2aae0fd2658d8d4f9548af4e3518d</meta:generator>
    <meta:document-statistic meta:table-count="0" meta:image-count="0" meta:object-count="0" meta:page-count="1" meta:paragraph-count="2" meta:word-count="20" meta:character-count="138" meta:non-whitespace-character-count="117"/>
  </office:meta>
</office:document-meta>
</file>